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icio</text:p>
      <text:p text:style-name="Normal">¿Quién soy? (en lugar de "Sobre mí")</text:p>
      <text:p text:style-name="Normal">Historias (en lugar de "Blog")</text:p>
      <text:p text:style-name="Normal">Momentos (en lugar de "Galería")</text:p>
      <text:p text:style-name="Normal">Proyectos (en lugar de "Portafolio")</text:p>
      <text:p text:style-name="Normal">Agenda (en lugar de "Calendario")</text:p>
      <text:p text:style-name="Normal">Hablemos (en lugar de "Contacto")</text:p>
      <text:p text:style-name="Normal">1. Inicio (Home)</text:p>
      <text:p text:style-name="Normal">Presentación breve: Una introducción corta sobre ti (nombre, profesión, intereses).</text:p>
      <text:p text:style-name="Normal"/>
      <text:p text:style-name="Normal">Foto de perfil: Una imagen tuya que refleje tu personalidad.</text:p>
      <text:p text:style-name="Normal"/>
      <text:p text:style-name="Normal">Enlaces rápidos: Accesos directos a las secciones principales (blog, fotos, trabajo, etc.).</text:p>
      <text:p text:style-name="Normal"/>
      <text:p text:style-name="Normal">2. Sobre mí (About Me)</text:p>
      <text:p text:style-name="Normal">Biografía: Una descripción más detallada de quién eres, tus intereses y pasiones.</text:p>
      <text:p text:style-name="Normal"/>
      <text:p text:style-name="Normal">Experiencia profesional: Resumen de tu trayectoria laboral.</text:p>
      <text:p text:style-name="Normal"/>
      <text:p text:style-name="Normal">Habilidades: Lista de habilidades relevantes (técnicas, idiomas, etc.).</text:p>
      <text:p text:style-name="Normal"/>
      <text:p text:style-name="Normal">Logros destacados: Premios, certificaciones o proyectos importantes.</text:p>
      <text:p text:style-name="Normal"/>
      <text:p text:style-name="Normal">3. Blog</text:p>
      <text:p text:style-name="Normal">Entradas recientes: Muestra las últimas publicaciones con un resumen y una imagen.</text:p>
      <text:p text:style-name="Normal"/>
      <text:p text:style-name="Normal">Categorías: Organiza tus posts por temas (viajes, trabajo, reflexiones, etc.).</text:p>
      <text:p text:style-name="Normal"/>
      <text:p text:style-name="Normal">Búsqueda: Un buscador para encontrar entradas específicas.</text:p>
      <text:p text:style-name="Normal"/>
      <text:p text:style-name="Normal">Comentarios: Espacio para que los visitantes interactúen.</text:p>
      <text:p text:style-name="Normal"/>
      <text:p text:style-name="Normal">4. Galería de Fotos</text:p>
      <text:p text:style-name="Normal">Álbumes: Organiza tus fotos por viajes o eventos (ej: "Viaje a Japón 2023").</text:p>
      <text:p text:style-name="Normal"/>
      <text:p text:style-name="Normal">Miniaturas: Muestra una vista previa de las fotos.</text:p>
      <text:p text:style-name="Normal"/>
      <text:p text:style-name="Normal">Descripciones: Breves textos explicativos para cada álbum o foto.</text:p>
      <text:p text:style-name="Normal"/>
      <text:p text:style-name="Normal">Descarga opcional: Permite a los visitantes descargar fotos (si lo deseas).</text:p>
      <text:p text:style-name="Normal"/>
      <text:p text:style-name="Normal">5. Información Laboral (Portafolio/CV)</text:p>
      <text:p text:style-name="Normal">Proyectos destacados: Muestra tus trabajos más importantes con imágenes y descripciones.</text:p>
      <text:p text:style-name="Normal"/>
      <text:p text:style-name="Normal">Currículum descargable: Ofrece un archivo PDF con tu CV.</text:p>
      <text:p text:style-name="Normal"/>
      <text:p text:style-name="Normal">Testimonios: Si tienes recomendaciones de clientes o colegas, inclúyelas aquí.</text:p>
      <text:p text:style-name="Normal"/>
      <text:p text:style-name="Normal">6. Calendario de Actividades</text:p>
      <text:p text:style-name="Normal">Eventos futuros: Muestra tus próximas actividades (conferencias, viajes, etc.).</text:p>
      <text:p text:style-name="Normal"/>
      <text:p text:style-name="Normal">Fechas clave: Destaca fechas importantes (entregas, reuniones, etc.).</text:p>
      <text:p text:style-name="Normal"/>
      <text:p text:style-name="Normal">Integración con Google Calendar: Si es posible, sincroniza tu calendario personal.</text:p>
      <text:p text:style-name="Normal"/>
      <text:p text:style-name="Normal">7. Contacto</text:p>
      <text:p text:style-name="Normal">Formulario de contacto: Para que los visitantes puedan enviarte mensajes.</text:p>
      <text:p text:style-name="Normal"/>
      <text:p text:style-name="Normal">Redes sociales: Enlaces a tus perfiles (LinkedIn, Instagram, Twitter, etc.).</text:p>
      <text:p text:style-name="Normal"/>
      <text:p text:style-name="Normal">Email: Dirección de correo electrónico.</text:p>
      <text:p text:style-name="Normal"/>
      <text:soft-page-break/>
      <text:p text:style-name="Normal">Mapa: Si tienes una ubicación física relevante, incluye un mapa.</text:p>
      <text:p text:style-name="Normal"/>
      <text:p text:style-name="Normal">8. Recursos o Recomendaciones (Opcional)</text:p>
      <text:p text:style-name="Normal">Herramientas que uso: Lista de software, apps o recursos que recomiendas.</text:p>
      <text:p text:style-name="Normal"/>
      <text:p text:style-name="Normal">Libros favoritos: Recomendaciones de lectura.</text:p>
      <text:p text:style-name="Normal"/>
      <text:p text:style-name="Normal">Enlaces útiles: Sitios web que te inspiran o que consideras valiosos.</text:p>
      <text:p text:style-name="Normal"/>
      <text:p text:style-name="Normal">9. Pie de Página (Footer)</text:p>
      <text:p text:style-name="Normal">Enlaces rápidos: Acceso a las secciones principales.</text:p>
      <text:p text:style-name="Normal"/>
      <text:p text:style-name="Normal">Redes sociales: Iconos con enlaces a tus perfiles.</text:p>
      <text:p text:style-name="Normal"/>
      <text:p text:style-name="Normal">Política de privacidad: Si recopilas datos, incluye un enlace a tu política.</text:p>
      <text:p text:style-name="Normal"/>
      <text:p text:style-name="Normal">Créditos: Menciona si usas plantillas o recursos de tercer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Y HUAMALI</meta:initial-creator>
    <dc:creator>WILLY HUAMALI</dc:creator>
    <meta:creation-date>2025-03-09T14:12:00Z</meta:creation-date>
    <dc:date>2025-03-10T01:35:00Z</dc:date>
    <meta:template xlink:href="Normal" xlink:type="simple"/>
    <meta:editing-cycles>1</meta:editing-cycles>
    <meta:editing-duration>PT40980S</meta:editing-duration>
    <meta:document-statistic meta:page-count="3" meta:paragraph-count="5" meta:word-count="411" meta:character-count="2670" meta:row-count="18" meta:non-whitespace-character-count="2264"/>
  </office:meta>
</office:document-meta>
</file>